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  <style:text-properties style:font-name="Droid Serif" fo:font-size="10pt" officeooo:rsid="003416a4" officeooo:paragraph-rsid="0004c4fd" style:font-size-asian="10pt" style:font-size-complex="10pt"/>
    </style:style>
    <style:style style:name="P2" style:family="paragraph" style:parent-style-name="Standard">
      <style:paragraph-properties fo:padding="0cm" fo:border="none"/>
      <style:text-properties style:font-name="Droid Serif" fo:font-size="10pt" officeooo:rsid="00212bf9" officeooo:paragraph-rsid="0004c4fd" style:font-size-asian="10pt" style:font-size-complex="10pt"/>
    </style:style>
    <style:style style:name="P3" style:family="paragraph" style:parent-style-name="Standard">
      <style:paragraph-properties fo:padding="0cm" fo:border="none"/>
      <style:text-properties style:font-name="Droid Serif" fo:font-size="10pt" officeooo:rsid="00221b81" officeooo:paragraph-rsid="0004c4fd" style:font-size-asian="10pt" style:font-size-complex="10pt"/>
    </style:style>
    <style:style style:name="P4" style:family="paragraph" style:parent-style-name="Standard">
      <style:paragraph-properties fo:padding="0cm" fo:border="none"/>
      <style:text-properties style:font-name="Droid Serif" fo:font-size="10pt" officeooo:rsid="00233199" officeooo:paragraph-rsid="0004c4fd" style:font-size-asian="10pt" style:font-size-complex="10pt"/>
    </style:style>
    <style:style style:name="P5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P6" style:family="paragraph" style:parent-style-name="Standard">
      <style:paragraph-properties fo:padding="0cm" fo:border="none"/>
      <style:text-properties style:font-name="Droid Serif" fo:font-size="10pt" officeooo:paragraph-rsid="0022e665" style:font-size-asian="10pt" style:font-size-complex="10pt"/>
    </style:style>
    <style:style style:name="P7" style:family="paragraph" style:parent-style-name="Standard">
      <style:paragraph-properties fo:padding="0cm" fo:border="none"/>
      <style:text-properties style:font-name="Droid Serif" fo:font-size="10pt" officeooo:rsid="0024ec9c" officeooo:paragraph-rsid="0024ec9c" style:font-size-asian="10pt" style:font-size-complex="10pt"/>
    </style:style>
    <style:style style:name="P8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9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10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43618" style:font-name-asian="Cambria" style:font-size-asian="10pt" style:font-name-complex="Cambria" style:font-size-complex="10pt"/>
    </style:style>
    <style:style style:name="P11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5501e" style:font-name-asian="Cambria" style:font-size-asian="10pt" style:font-name-complex="Cambria" style:font-size-complex="10pt"/>
    </style:style>
    <style:style style:name="P12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ab3cd" style:font-name-asian="Cambria" style:font-size-asian="10pt" style:font-name-complex="Cambria" style:font-size-complex="10pt"/>
    </style:style>
    <style:style style:name="P13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f3ea6" style:font-name-asian="Cambria" style:font-size-asian="10pt" style:font-name-complex="Cambria" style:font-size-complex="10pt"/>
    </style:style>
    <style:style style:name="P14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22e665" style:font-name-asian="Cambria" style:font-size-asian="10pt" style:font-name-complex="Cambria" style:font-size-complex="10pt"/>
    </style:style>
    <style:style style:name="P15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5501e" style:font-name-asian="Cambria" style:font-size-asian="8.75pt" style:font-name-complex="Cambria" style:font-size-complex="10pt"/>
    </style:style>
    <style:style style:name="P16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22e665" style:font-name-asian="Cambria" style:font-size-asian="8.75pt" style:font-name-complex="Cambria" style:font-size-complex="10pt"/>
    </style:style>
    <style:style style:name="P17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04c4fd" style:font-name-asian="Cambria" style:font-size-asian="8.75pt" style:font-name-complex="Cambria" style:font-size-complex="10pt"/>
    </style:style>
    <style:style style:name="P18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19" style:family="paragraph" style:parent-style-name="Standard">
      <style:paragraph-properties fo:padding="0cm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20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21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25ea95" style:font-size-asian="10pt" style:font-size-complex="10pt"/>
    </style:style>
    <style:style style:name="P22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23" style:family="paragraph" style:parent-style-name="Standard">
      <style:paragraph-properties fo:padding="0cm" fo:border="none"/>
      <style:text-properties style:font-name="Droid Serif" fo:font-size="10pt" officeooo:paragraph-rsid="0022e665" style:font-size-asian="10pt" style:font-size-complex="10pt"/>
    </style:style>
    <style:style style:name="P24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-asian="Cambria" style:font-name-complex="Cambria"/>
    </style:style>
    <style:style style:name="T3" style:family="text">
      <style:text-properties fo:font-variant="normal" fo:text-transform="none" officeooo:rsid="002041b4" style:font-name-asian="Cambria" style:font-name-complex="Cambria"/>
    </style:style>
    <style:style style:name="T4" style:family="text">
      <style:text-properties fo:font-variant="normal" fo:text-transform="none" officeooo:rsid="001fb503" style:font-name-asian="Cambria" style:font-name-complex="Cambria"/>
    </style:style>
    <style:style style:name="T5" style:family="text">
      <style:text-properties fo:font-variant="normal" fo:text-transform="none" officeooo:rsid="00143618" style:font-name-asian="Cambria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9" style:family="text">
      <style:text-properties fo:font-variant="normal" fo:text-transform="none" fo:font-size="16pt" style:font-name-asian="Cambria" style:font-size-asian="14pt" style:font-name-complex="Cambria" style:font-size-complex="16pt"/>
    </style:style>
    <style:style style:name="T10" style:family="text">
      <style:text-properties fo:font-variant="normal" fo:text-transform="none" fo:font-size="16pt" officeooo:rsid="00130ccc" style:font-name-asian="Cambria" style:font-size-asian="14pt" style:font-name-complex="Cambria" style:font-size-complex="16pt"/>
    </style:style>
    <style:style style:name="T11" style:family="text">
      <style:text-properties fo:font-variant="normal" fo:text-transform="none" fo:font-size="16pt" officeooo:rsid="00155adc" style:font-name-asian="Cambria" style:font-size-asian="14pt" style:font-name-complex="Cambria" style:font-size-complex="16pt"/>
    </style:style>
    <style:style style:name="T12" style:family="text">
      <style:text-properties fo:font-variant="normal" fo:text-transform="none" fo:font-size="16pt" officeooo:rsid="00172d90" style:font-name-asian="Cambria" style:font-size-asian="14pt" style:font-name-complex="Cambria" style:font-size-complex="16pt"/>
    </style:style>
    <style:style style:name="T13" style:family="text">
      <style:text-properties officeooo:rsid="00221b81"/>
    </style:style>
    <style:style style:name="T14" style:family="text">
      <style:text-properties officeooo:rsid="003416a4"/>
    </style:style>
    <style:style style:name="T15" style:family="text">
      <style:text-properties officeooo:rsid="0023b796"/>
    </style:style>
    <style:style style:name="T16" style:family="text">
      <style:text-properties officeooo:rsid="00363174"/>
    </style:style>
    <style:style style:name="T17" style:family="text">
      <style:text-properties officeooo:rsid="0009e7e4"/>
    </style:style>
    <style:style style:name="T18" style:family="text">
      <style:text-properties officeooo:rsid="000c266d"/>
    </style:style>
    <style:style style:name="T19" style:family="text">
      <style:text-properties officeooo:rsid="000d1a6a"/>
    </style:style>
    <style:style style:name="T20" style:family="text">
      <style:text-properties officeooo:rsid="000f4a8e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1fb503" style:font-size-asian="16pt" style:font-size-complex="16pt"/>
    </style:style>
    <style:style style:name="T23" style:family="text">
      <style:text-properties fo:font-size="16pt" officeooo:rsid="00221b81" style:font-size-asian="16pt" style:font-size-complex="16pt"/>
    </style:style>
    <style:style style:name="T24" style:family="text">
      <style:text-properties fo:font-size="16pt" officeooo:rsid="0025ea95" style:font-size-asian="16pt" style:font-size-complex="16pt"/>
    </style:style>
    <style:style style:name="T25" style:family="text">
      <style:text-properties fo:font-size="16pt" officeooo:rsid="001ab3cd" style:font-size-asian="14pt" style:font-size-complex="16pt"/>
    </style:style>
    <style:style style:name="T26" style:family="text">
      <style:text-properties fo:font-size="16pt" officeooo:rsid="001c23ba" style:font-size-asian="14pt" style:font-size-complex="16pt"/>
    </style:style>
    <style:style style:name="T27" style:family="text">
      <style:text-properties fo:font-size="16pt" officeooo:rsid="001ab3cd" style:font-name-asian="Cambria" style:font-size-asian="14pt" style:font-name-complex="Cambria" style:font-size-complex="16pt"/>
    </style:style>
    <style:style style:name="T28" style:family="text">
      <style:text-properties fo:font-size="16pt" officeooo:rsid="001c23ba" style:font-name-asian="Cambria" style:font-size-asian="14pt" style:font-name-complex="Cambria" style:font-size-complex="16pt"/>
    </style:style>
    <style:style style:name="T29" style:family="text">
      <style:text-properties fo:font-size="16pt" officeooo:rsid="0025ea95" style:font-name-asian="Cambria" style:font-size-asian="14pt" style:font-name-complex="Cambria" style:font-size-complex="16pt"/>
    </style:style>
    <style:style style:name="T30" style:family="text">
      <style:text-properties officeooo:rsid="001550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dimensionais</text:p>
      <text:p text:style-name="P8"/>
      <text:p text:style-name="P8"><text:tab/><text:span text:style-name="T21">Numero de Reynolds</text:span></text:p>
      <text:p text:style-name="P8"/>
      <text:p text:style-name="P8">ρ = densidade</text:p>
      <text:p text:style-name="P8">μ = viscosidade absoluta</text:p>
      <text:p text:style-name="P8">v = velocidade média do fluido</text:p>
      <text:p text:style-name="P8">D = diametro do tubo</text:p>
      <text:p text:style-name="P8"/>
      <text:p text:style-name="P5"><text:span text:style-name="T1"><text:tab/></text:span><text:span text:style-name="T2"><draw:frame draw:style-name="fr1" draw:name="Object21" text:anchor-type="as-char" svg:y="-0.388cm" svg:width="2.364cm" svg:height="0.52cm" draw:z-index="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/>
      <text:p text:style-name="P5"><text:span text:style-name="T1"><text:tab/></text:span><text:span text:style-name="T2"><draw:frame draw:style-name="fr1" draw:name="Object20" text:anchor-type="as-char" svg:y="-0.437cm" svg:width="6.615cm" svg:height="0.557cm" draw:z-index="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9"/>
      <text:p text:style-name="P9"/>
      <text:p text:style-name="P21"><text:tab/><text:span text:style-name="T21">Numero de Euler </text:span><text:span text:style-name="T24">(</text:span><text:span text:style-name="T27">Ondas sonoras </text:span><text:span text:style-name="T28">em meio não sólido</text:span><text:span text:style-name="T29">)</text:span></text:p>
      <text:p text:style-name="P17"/>
      <text:p text:style-name="P16"><draw:frame draw:style-name="fr1" draw:name="Object58" text:anchor-type="as-char" svg:y="-0.377cm" svg:width="2.522cm" svg:height="0.485cm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6"><draw:frame draw:style-name="fr1" draw:name="Object59" text:anchor-type="as-char" svg:y="-0.377cm" svg:width="2.639cm" svg:height="0.469cm" draw:z-index="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6"><draw:frame draw:style-name="fr1" draw:name="Object60" text:anchor-type="as-char" svg:y="-0.377cm" svg:width="2.191cm" svg:height="0.469cm" draw:z-index="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6"/>
      <text:p text:style-name="P16"><draw:frame draw:style-name="fr1" draw:name="Object61" text:anchor-type="as-char" svg:y="-1.145cm" svg:width="8.206cm" svg:height="2.041cm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6"/>
      <text:p text:style-name="P16"><draw:frame draw:style-name="fr1" draw:name="Object62" text:anchor-type="as-char" svg:y="-1.528cm" svg:width="6.646cm" svg:height="2.806cm" draw:z-index="3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6"/>
      <text:p text:style-name="P14"><text:span text:style-name="T30">a solução do sistema é</text:span>:</text:p>
      <text:p text:style-name="P14"/>
      <text:p text:style-name="P14"><draw:frame draw:style-name="fr1" draw:name="Object63" text:anchor-type="as-char" svg:y="-0.416cm" svg:width="5.729cm" svg:height="0.57cm" draw:z-index="3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4"/>
      <text:p text:style-name="P6"><text:span text:style-name="T5"><draw:frame draw:style-name="fr1" draw:name="Object54" text:anchor-type="as-char" svg:y="-0.697cm" svg:width="1.621cm" svg:height="0.857cm" draw:z-index="3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"><draw:frame draw:style-name="fr1" draw:name="Object55" text:anchor-type="as-char" svg:y="-0.713cm" svg:width="3.826cm" svg:height="1.182cm" draw:z-index="4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6"><text:span text:style-name="T5"/></text:p>
      <text:p text:style-name="P9"/>
      <text:p text:style-name="P8"><text:tab/><text:span text:style-name="T21">Numero de Weber</text:span></text:p>
      <text:p text:style-name="P8"/>
      <text:p text:style-name="P8">ρ = Densidade do fluido</text:p>
      <text:p text:style-name="P8">v = Velocidade do objeto flutuante</text:p>
      <text:p text:style-name="P8">σ = Tensão superficial do fluido</text:p>
      <text:p text:style-name="P8"><text:span text:style-name="T17">l</text:span> = Comprimento</text:p>
      <text:p text:style-name="P8"/>
      <text:p text:style-name="P5"><text:span text:style-name="T1"><text:tab/></text:span><text:span text:style-name="T2"><draw:frame draw:style-name="fr1" draw:name="Object24" text:anchor-type="as-char" svg:y="-0.697cm" svg:width="2.133cm" svg:height="0.857cm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9"/>
      <text:p text:style-name="P5"><text:span text:style-name="T1"><text:tab/></text:span><text:span text:style-name="T2"><draw:frame draw:style-name="fr1" draw:name="Object25" text:anchor-type="as-char" svg:y="-0.713cm" svg:width="4.519cm" svg:height="1.15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9"/>
      <text:p text:style-name="P9"/>
      <text:p text:style-name="P8"><text:soft-page-break/><text:tab/><text:span text:style-name="T21">Numero de Froude</text:span></text:p>
      <text:p text:style-name="P8"/>
      <text:p text:style-name="P8">v = Velocidade</text:p>
      <text:p text:style-name="P8">g = Aceleração da gravidade</text:p>
      <text:p text:style-name="P8"><text:span text:style-name="T18">l</text:span> = Comprimento</text:p>
      <text:p text:style-name="P8"/>
      <text:p text:style-name="P5"><text:span text:style-name="T1"><text:tab/></text:span><text:span text:style-name="T2"><draw:frame draw:style-name="fr1" draw:name="Object26" text:anchor-type="as-char" svg:y="-0.621cm" svg:width="1.873cm" svg:height="1.035cm" draw:z-index="1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9"/>
      <text:p text:style-name="P5"><text:span text:style-name="T1"><text:tab/></text:span><text:span text:style-name="T2"><draw:frame draw:style-name="fr1" draw:name="Object27" text:anchor-type="as-char" svg:y="-0.681cm" svg:width="3.087cm" svg:height="1.192cm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tab/><text:span text:style-name="T21">Orbita dos planetas</text:span></text:p>
      <text:p text:style-name="P8"/>
      <text:p text:style-name="P8">m = massa do planeta</text:p>
      <text:p text:style-name="P8"><text:span text:style-name="T19">t</text:span> = período de translação</text:p>
      <text:p text:style-name="P8">G = constante de gravitação universal</text:p>
      <text:p text:style-name="P8">R = raio da órbita</text:p>
      <text:p text:style-name="P8"/>
      <text:p text:style-name="P5"><text:span text:style-name="T1"><text:tab/></text:span><text:span text:style-name="T2"><draw:frame draw:style-name="fr1" draw:name="Object28" text:anchor-type="as-char" svg:y="-0.681cm" svg:width="1.469cm" svg:height="1.12cm" draw:z-index="1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9"/>
      <text:p text:style-name="P5"><text:span text:style-name="T1"><text:tab/></text:span><text:span text:style-name="T2"><draw:frame draw:style-name="fr1" draw:name="Object29" text:anchor-type="as-char" svg:y="-0.713cm" svg:width="4.822cm" svg:height="1.182cm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9"/>
      <text:p text:style-name="P8">Refazendo os cálculos usando a massa do Sol, o adimensional permanece constan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21">Barra de aço</text:span></text:p>
      <text:p text:style-name="P8"/>
      <text:p text:style-name="P8">σ = tensão de escoamento</text:p>
      <text:p text:style-name="P8">k = constante elástica</text:p>
      <text:p text:style-name="P8"><text:span text:style-name="T20">l</text:span> = comprimento</text:p>
      <text:p text:style-name="P8"/>
      <text:p text:style-name="P5"><text:span text:style-name="T1"><text:tab/></text:span><text:span text:style-name="T2"><draw:frame draw:style-name="fr1" draw:name="Object30" text:anchor-type="as-char" svg:y="-0.621cm" svg:width="0.833cm" svg:height="1cm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9"/>
      <text:p text:style-name="P5"><text:span text:style-name="T1"><text:tab/></text:span><text:span text:style-name="T2"><draw:frame draw:style-name="fr1" draw:name="Object31" text:anchor-type="as-char" svg:y="-0.713cm" svg:width="3.602cm" svg:height="1.182cm" draw:z-index="17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9"/>
      <text:p text:style-name="P9"/>
      <text:p text:style-name="P9"/>
      <text:p text:style-name="P9"/>
      <text:p text:style-name="P9"/>
      <text:p text:style-name="P5"><text:soft-page-break/><text:span text:style-name="T2"><text:tab/></text:span><text:span text:style-name="T10">Estruturas de material resistente </text:span><text:span text:style-name="T11">ao </text:span><text:span text:style-name="T12">próprio peso</text:span></text:p>
      <text:p text:style-name="P7"><text:span text:style-name="T12"><text:tab/></text:span><text:span text:style-name="T9">Corrigir esta merda. Refazer tudo usando modulo de elasticidade ao invés de constante elástica do material pois constante elástica do material (substância) não existe</text:span></text:p>
      <text:p text:style-name="P9"/>
      <text:p text:style-name="P9"><draw:frame draw:style-name="fr1" draw:name="Object37" text:anchor-type="as-char" svg:y="-0.377cm" svg:width="3.411cm" svg:height="0.485cm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9"><draw:frame draw:style-name="fr1" draw:name="Object38" text:anchor-type="as-char" svg:y="-0.377cm" svg:width="6.759cm" svg:height="0.469cm" draw:z-index="1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9"><draw:frame draw:style-name="fr1" draw:name="Object39" text:anchor-type="as-char" svg:y="-0.377cm" svg:width="5.771cm" svg:height="0.469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9"><draw:frame draw:style-name="fr1" draw:name="Object40" text:anchor-type="as-char" svg:y="-0.377cm" svg:width="2.933cm" svg:height="0.469cm" draw:z-index="2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9"/>
      <text:p text:style-name="P9"><draw:frame draw:style-name="fr1" draw:name="Object41" text:anchor-type="as-char" svg:y="-1.145cm" svg:width="10.086cm" svg:height="2.041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9"/>
      <text:p text:style-name="P9"><draw:frame draw:style-name="fr1" draw:name="Object46" text:anchor-type="as-char" svg:y="-0.958cm" svg:width="7.883cm" svg:height="1.663cm" draw:z-index="42"><draw:object xlink:href="./Object 46" xlink:type="simple" xlink:show="embed" xlink:actuate="onLoad"/><draw:image xlink:href="./ObjectReplacements/Object 46" xlink:type="simple" xlink:show="embed" xlink:actuate="onLoad"/></draw:frame></text:p>
      <text:p text:style-name="P9"/>
      <text:p text:style-name="P10"><text:span text:style-name="T30">a solução do sistema é</text:span>:</text:p>
      <text:p text:style-name="P10"/>
      <text:p text:style-name="P12"><draw:frame draw:style-name="fr1" draw:name="Object42" text:anchor-type="as-char" svg:y="-0.416cm" svg:width="10.744cm" svg:height="0.57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2"><draw:frame draw:style-name="fr1" draw:name="Object43" text:anchor-type="as-char" svg:y="-0.637cm" svg:width="1.658cm" svg:height="1.011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5" text:anchor-type="as-char" svg:y="-0.713cm" svg:width="4.584cm" svg:height="1.182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"/>
      <text:p text:style-name="P11"><draw:frame draw:style-name="fr1" draw:name="Object44" text:anchor-type="as-char" svg:y="-0.637cm" svg:width="1.565cm" svg:height="0.797cm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draw:frame draw:style-name="fr1" draw:name="Object47" text:anchor-type="as-char" svg:y="-0.713cm" svg:width="3.697cm" svg:height="1.182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1"/>
      <text:p text:style-name="P11"/>
      <text:p text:style-name="P11"><text:tab/></text:p>
      <text:p text:style-name="P15"/>
      <text:p text:style-name="P9"/>
      <text:p text:style-name="P8"><text:tab/><text:span text:style-name="T21">Musculação</text:span></text:p>
      <text:p text:style-name="P8"/>
      <text:p text:style-name="P8"><draw:frame draw:style-name="fr1" draw:name="Object33" text:anchor-type="as-char" svg:y="-0.377cm" svg:width="0.517cm" svg:height="0.469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 = Ganho de massa por unidade de tempo no corpo inteiro</text:p>
      <text:p text:style-name="P8"><draw:frame draw:style-name="fr1" draw:name="Object34" text:anchor-type="as-char" svg:y="-0.383cm" svg:width="0.492cm" svg:height="0.474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 = Ganho de perímetro de braço por unidade de tempo</text:p>
      <text:p text:style-name="P8"><draw:frame draw:style-name="fr1" draw:name="Object35" text:anchor-type="as-char" svg:y="-0.377cm" svg:width="0.506cm" svg:height="0.469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 = Força no braço (bíceps)</text:p>
      <text:p text:style-name="P8"/>
      <text:p text:style-name="P5"><text:span text:style-name="T1"><text:tab/></text:span><text:span text:style-name="T2"><draw:frame draw:style-name="fr1" draw:name="Object32" text:anchor-type="as-char" svg:y="-0.626cm" svg:width="1.028cm" svg:height="1.005cm" draw:z-index="5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9"/>
      <text:p text:style-name="P5"><text:span text:style-name="T1"><text:tab/></text:span><text:span text:style-name="T2"><draw:frame draw:style-name="fr1" draw:name="Object36" text:anchor-type="as-char" svg:y="-0.713cm" svg:width="3.149cm" svg:height="1.182cm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9"/>
      <text:p text:style-name="P8"><text:soft-page-break/><text:tab/><text:span text:style-name="T21">Circuito RC</text:span></text:p>
      <text:p text:style-name="P8"/>
      <text:p text:style-name="P8">C = capacitância elétrica</text:p>
      <text:p text:style-name="P8">R = Resistência elétrica</text:p>
      <text:p text:style-name="P8">t = Tempo</text:p>
      <text:p text:style-name="P8">f = frequência</text:p>
      <text:p text:style-name="P8"/>
      <text:p text:style-name="P5"><text:span text:style-name="T1"><text:tab/></text:span><text:span text:style-name="T2">C⋅R</text:span><text:span text:style-name="T6">⋅</text:span><text:span text:style-name="T2">t</text:span></text:p>
      <text:p text:style-name="P5"><text:span text:style-name="T1"><text:tab/></text:span><text:span text:style-name="T2">(M−1⋅L−2⋅T4⋅I2)⋅(M⋅L2⋅T−3⋅I−2)</text:span><text:span text:style-name="T6">⋅</text:span><text:span text:style-name="T7">(</text:span><text:span text:style-name="T2">T</text:span><text:span text:style-name="T3">)</text:span><text:span text:style-name="T2">=1</text:span></text:p>
      <text:p text:style-name="P9"/>
      <text:p text:style-name="P5"><text:span text:style-name="T1"><text:tab/></text:span><text:span text:style-name="T2">C⋅R⋅f</text:span></text:p>
      <text:p text:style-name="P5"><text:span text:style-name="T1"><text:tab/></text:span><text:span text:style-name="T2">(M−1⋅L−2⋅T4⋅I2)⋅(M⋅L2⋅T−3⋅I−2)⋅(T−1)=1</text:span></text:p>
      <text:p text:style-name="P9"/>
      <text:p text:style-name="P8"><text:tab/><text:span text:style-name="T21">Permeabilidade magnética e Permissividade elétrica e Velocidade</text:span></text:p>
      <text:p text:style-name="P8"/>
      <text:p text:style-name="P8">μ = <text:s/>Permeabilidade magnética</text:p>
      <text:p text:style-name="P8">ε = <text:s/>Permissividade elétrica</text:p>
      <text:p text:style-name="P8">v = Velocidade</text:p>
      <text:p text:style-name="P8"/>
      <text:p text:style-name="P5"><text:span text:style-name="T1"><text:tab/></text:span><text:span text:style-name="T2">v2⋅μ⋅ε</text:span></text:p>
      <text:p text:style-name="P5"><text:span text:style-name="T1"><text:tab/></text:span><text:span text:style-name="T2">(L⋅T−1)2⋅(M⋅L⋅T−2⋅I−2)⋅(M−1⋅L−3⋅T4⋅I2)=1</text:span></text:p>
      <text:p text:style-name="P9"/>
      <text:p text:style-name="P8"><text:tab/><text:span text:style-name="T21">Detector de ouro</text:span></text:p>
      <text:p text:style-name="P8"/>
      <text:p text:style-name="P8">R = Resistência elétrica</text:p>
      <text:p text:style-name="P8">L = Indutância</text:p>
      <text:p text:style-name="P8">f = Frequência</text:p>
      <text:p text:style-name="P8"/>
      <text:p text:style-name="P5"><text:span text:style-name="T1"><text:tab/></text:span><text:span text:style-name="T2">L⋅f</text:span><text:span text:style-name="T6">⋅</text:span><text:span text:style-name="T2">R</text:span></text:p>
      <text:p text:style-name="P5"><text:span text:style-name="T1"><text:tab/></text:span><text:span text:style-name="T2">(M⋅L2⋅T−2I−2)⋅(T−1)</text:span><text:span text:style-name="T6">⋅</text:span><text:span text:style-name="T2">(M⋅L2⋅T−3⋅I−2)=1</text:span></text:p>
      <text:p text:style-name="P9"/>
      <text:p text:style-name="P8"><text:tab/><text:span text:style-name="T21">Mudança de estado físico e dilatação</text:span></text:p>
      <text:p text:style-name="P8"/>
      <text:p text:style-name="P8">Cs = Capacidade térmica sensível</text:p>
      <text:p text:style-name="P8">Cl = Capacidade térmica latente</text:p>
      <text:p text:style-name="P8">T = Temperatura</text:p>
      <text:p text:style-name="P8"/>
      <text:p text:style-name="P5"><text:span text:style-name="T1"><text:tab/></text:span><text:span text:style-name="T2">Cs⋅T</text:span><text:span text:style-name="T6">⋅</text:span><text:span text:style-name="T2">Cl</text:span></text:p>
      <text:p text:style-name="P5"><text:span text:style-name="T1"><text:tab/></text:span><text:span text:style-name="T2">(L2⋅T−2⋅Θ−1)⋅(Θ)</text:span><text:span text:style-name="T6">⋅</text:span><text:span text:style-name="T8">(</text:span><text:span text:style-name="T2">L2⋅T−2</text:span><text:span text:style-name="T4">)</text:span><text:span text:style-name="T2">=1</text:span></text:p>
      <text:p text:style-name="P9"/>
      <text:p text:style-name="P8">Cs = Capacidade térmica sensível</text:p>
      <text:p text:style-name="P8">Cl = Capacidade térmica latente</text:p>
      <text:p text:style-name="P8">α = Dilatação térmica</text:p>
      <text:p text:style-name="P8"/>
      <text:p text:style-name="P5"><text:span text:style-name="T1"><text:tab/></text:span><text:span text:style-name="T2">Cs</text:span><text:span text:style-name="T6">⋅</text:span><text:span text:style-name="T2">Cl/α</text:span></text:p>
      <text:p text:style-name="P5"><text:span text:style-name="T1"><text:tab/></text:span><text:span text:style-name="T2">(L2⋅T−2⋅Θ−1)(L2⋅T−2)/(Θ−1)=1</text:span></text:p>
      <text:p text:style-name="P9"/>
      <text:p text:style-name="P8"><text:tab/><text:span text:style-name="T21">Viscosidade, Capacidade térmica e Condutância térmica</text:span></text:p>
      <text:p text:style-name="P8"/>
      <text:p text:style-name="P8">μ = Viscosidade dinamica</text:p>
      <text:p text:style-name="P8">Cs = Capacidade térmica sensível</text:p>
      <text:p text:style-name="P8">C = Condutância térmica</text:p>
      <text:p text:style-name="P8"/>
      <text:p text:style-name="P5"><text:span text:style-name="T1"><text:tab/></text:span><text:span text:style-name="T2">μ⋅Cs</text:span><text:span text:style-name="T6">⋅</text:span><text:span text:style-name="T2">C</text:span></text:p>
      <text:p text:style-name="P5"><text:span text:style-name="T1"><text:tab/></text:span><text:span text:style-name="T2">(M⋅L−1⋅T−1)⋅(L2⋅T−2⋅Θ−1)</text:span><text:span text:style-name="T6">⋅</text:span><text:span text:style-name="T8">(</text:span><text:span text:style-name="T2">M⋅L⋅T−3⋅Θ−1</text:span><text:span text:style-name="T4">)</text:span><text:span text:style-name="T2">=1</text:span></text:p>
      <text:p text:style-name="P5"><text:span text:style-name="T2"/></text:p>
      <text:p text:style-name="P9"/>
      <text:p text:style-name="P8"><text:soft-page-break/><text:tab/><text:span text:style-name="T21">Tamanho máximo de gotas </text:span><text:span text:style-name="T22">liquidas</text:span></text:p>
      <text:p text:style-name="P8"/>
      <text:p text:style-name="P8">γ = Peso especifico</text:p>
      <text:p text:style-name="P8">σ = Tensão superficial</text:p>
      <text:p text:style-name="P8">D = Diâmetro máximo da gota de liquido</text:p>
      <text:p text:style-name="P8"/>
      <text:p text:style-name="P5"><text:span text:style-name="T1"><text:tab/></text:span><text:span text:style-name="T2">γ⋅D2</text:span><text:span text:style-name="T6">⋅</text:span><text:span text:style-name="T2">σ</text:span></text:p>
      <text:p text:style-name="P5"><text:span text:style-name="T1"><text:tab/></text:span><text:span text:style-name="T2">(M⋅L−2⋅T−2)⋅(L)</text:span><text:span text:style-name="T4">2</text:span><text:span text:style-name="T6">⋅</text:span><text:span text:style-name="T2">M⋅T−2=1</text:span></text:p>
      <text:p text:style-name="P9"/>
      <text:p text:style-name="P8"><text:tab/><text:span text:style-name="T21">Vibração de gota </text:span><text:span text:style-name="T22">liquida</text:span><text:span text:style-name="T21"> em gravidade zero</text:span></text:p>
      <text:p text:style-name="P8"/>
      <text:p text:style-name="P8">f = Frequência</text:p>
      <text:p text:style-name="P8">m = Massa</text:p>
      <text:p text:style-name="P8">σ = Tensão superficial</text:p>
      <text:p text:style-name="P8"/>
      <text:p text:style-name="P5"><text:span text:style-name="T1"><text:tab/></text:span><text:span text:style-name="T2">m⋅f2</text:span><text:span text:style-name="T6">⋅</text:span><text:span text:style-name="T2">σ</text:span></text:p>
      <text:p text:style-name="P5"><text:span text:style-name="T1"><text:tab/></text:span><text:span text:style-name="T2">(M)⋅(T−1)2</text:span><text:span text:style-name="T6">⋅</text:span><text:span text:style-name="T2">(M⋅T−2)=1</text:span></text:p>
      <text:p text:style-name="P9"/>
      <text:p text:style-name="P19">Vibração de massa planetária</text:p>
      <text:p text:style-name="P8"/>
      <text:p text:style-name="P8">f = Frequência</text:p>
      <text:p text:style-name="P8">d = Densidade</text:p>
      <text:p text:style-name="P8">G = Constante da gravitação universal</text:p>
      <text:p text:style-name="P8"/>
      <text:p text:style-name="P5"><text:span text:style-name="T1"><text:tab/></text:span><text:span text:style-name="T2">G⋅d</text:span><text:span text:style-name="T6">⋅</text:span><text:span text:style-name="T2">f2</text:span></text:p>
      <text:p text:style-name="P5"><text:span text:style-name="T1"><text:tab/></text:span><text:span text:style-name="T2">(M−1⋅L3⋅T−2)⋅(M⋅L−3)</text:span><text:span text:style-name="T6">⋅</text:span><text:span text:style-name="T2">(T−1)2=1</text:span></text:p>
      <text:p text:style-name="P9"/>
      <text:p text:style-name="P8"><text:tab/><text:span text:style-name="T21">Vibração elástica</text:span></text:p>
      <text:p text:style-name="P8"/>
      <text:p text:style-name="P8">m = Massa</text:p>
      <text:p text:style-name="P8">k = <text:s/>Constante elástica da mola</text:p>
      <text:p text:style-name="P8">f = Frequência</text:p>
      <text:p text:style-name="P8"/>
      <text:p text:style-name="P5"><text:span text:style-name="T1"><text:tab/></text:span><text:span text:style-name="T2">m⋅f2</text:span><text:span text:style-name="T6">⋅</text:span><text:span text:style-name="T2">k</text:span></text:p>
      <text:p text:style-name="P5"><text:span text:style-name="T1"><text:tab/></text:span><text:span text:style-name="T2">(M)⋅(T−1)2</text:span><text:span text:style-name="T6">⋅</text:span><text:span text:style-name="T2">(M⋅T−2)=1</text:span></text:p>
      <text:p text:style-name="P9"/>
      <text:p text:style-name="P2"/>
      <text:p text:style-name="P2"><text:tab/><text:span text:style-name="T23">Em usinagem mecanica podemos listar os seguintes parametros</text:span></text:p>
      <text:p text:style-name="P2"/>
      <text:p text:style-name="P2"><text:span text:style-name="T13">Velocidade de corte da ferramenta</text:span><text:span text:style-name="T13"><draw:frame draw:style-name="fr1" draw:name="Object1" text:anchor-type="as-char" svg:y="-0.439cm" svg:width="2.277cm" svg:height="0.594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3"><text:span text:style-name="T14">Profundidade do passo</text:span><draw:frame draw:style-name="fr1" draw:name="Object2" text:anchor-type="as-char" svg:y="-0.377cm" svg:width="1.466cm" svg:height="0.533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Avanço <draw:frame draw:style-name="fr1" draw:name="Object3" text:anchor-type="as-char" svg:y="-0.377cm" svg:width="1.45cm" svg:height="0.533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Densidade do material <draw:frame draw:style-name="fr1" draw:name="Object4" text:anchor-type="as-char" svg:y="-0.437cm" svg:width="2.198cm" svg:height="0.545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>Tensão de ruptura do material <draw:frame draw:style-name="fr1" draw:name="Object5" text:anchor-type="as-char" svg:y="-0.437cm" svg:width="3.094cm" svg:height="0.593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Tensão de escoamento do material <draw:frame draw:style-name="fr1" draw:name="Object6" text:anchor-type="as-char" svg:y="-0.439cm" svg:width="3.103cm" svg:height="0.594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Modulo de elasticidade do material <draw:frame draw:style-name="fr1" draw:name="Object7" text:anchor-type="as-char" svg:y="-0.437cm" svg:width="2.999cm" svg:height="0.542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/>
      <text:p text:style-name="P4">Força aplicada na ferramenta de corte <draw:frame draw:style-name="fr1" draw:name="Object8" text:anchor-type="as-char" svg:y="-0.437cm" svg:width="2.693cm" svg:height="0.542cm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<text:soft-page-break/>Algumas grandezas possuem mesma dimensão portanto, <text:span text:style-name="T15">vou eliminar as redundancias do processo de calculo dos admensionais.</text:span></text:p>
      <text:p text:style-name="P4"/>
      <text:p text:style-name="P4"><draw:frame draw:style-name="fr1" draw:name="Object9" text:anchor-type="as-char" svg:y="-1.519cm" svg:width="10.956cm" svg:height="2.782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961cm" svg:width="17.806cm" svg:height="1.67cm" draw:z-index="3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draw:frame draw:style-name="fr1" draw:name="Object10" text:anchor-type="as-char" svg:y="-0.873cm" svg:width="3.886cm" svg:height="1.595cm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2" text:anchor-type="as-char" svg:y="-0.896cm" svg:width="6.75cm" svg:height="1.672cm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3" text:anchor-type="as-char" svg:y="-1.413cm" svg:width="6.14cm" svg:height="2.672cm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6">=&gt;</text:span><draw:frame draw:style-name="fr1" draw:name="Object14" text:anchor-type="as-char" svg:y="-0.402cm" svg:width="2.2cm" svg:height="0.907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;<draw:frame draw:style-name="fr1" draw:name="Object15" text:anchor-type="as-char" svg:y="-0.623cm" svg:width="2.69cm" svg:height="1.125cm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1">Podemos colocar as outras grandezas no sistema:</text:p>
      <text:p text:style-name="P1"/>
      <text:p text:style-name="P1"><draw:frame draw:style-name="fr1" draw:name="Object16" text:anchor-type="as-char" svg:y="-0.533cm" svg:width="1.833cm" svg:height="1.03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17" text:anchor-type="as-char" svg:y="-0.533cm" svg:width="1.833cm" svg:height="1.03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18" text:anchor-type="as-char" svg:y="-0.623cm" svg:width="1.834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19" text:anchor-type="as-char" svg:y="-0.623cm" svg:width="2.836cm" svg:height="1.12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50:27.069066002</meta:creation-date>
    <dc:date>2020-09-16T22:37:02.258824006</dc:date>
    <meta:editing-duration>PT1H6M27S</meta:editing-duration>
    <meta:editing-cycles>15</meta:editing-cycles>
    <meta:generator>LibreOffice/5.1.6.2$Linux_X86_64 LibreOffice_project/10m0$Build-2</meta:generator>
    <meta:document-statistic meta:table-count="0" meta:image-count="0" meta:object-count="53" meta:page-count="6" meta:paragraph-count="141" meta:word-count="441" meta:character-count="2913" meta:non-whitespace-character-count="2515"/>
  </office:meta>
</office:document-meta>
</file>

<file path=Object 1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13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

<file path=Object 1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5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6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8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i>L</mi>
          </mrow>
          <mo fence="true" stretchy="false">)</mo>
        </mrow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 cdot ( L ) cdot ( M cdot L^-1 cdot T^-1 ) = 1</annotation>
  </semantics>
</math>
</file>

<file path=Object 21/content.xml><?xml version="1.0" encoding="utf-8"?>
<math xmlns="http://www.w3.org/1998/Math/MathML" display="block">
  <semantics>
    <mrow>
      <mi mathvariant="normal">ℜ</mi>
      <mo stretchy="false">=</mo>
      <mrow>
        <mi mathvariant="normal">ρ</mi>
        <mo stretchy="false">⋅</mo>
        <mi>v</mi>
        <mo stretchy="false">⋅</mo>
        <mi>D</mi>
        <mo stretchy="false">⋅</mo>
        <mi mathvariant="normal">μ</mi>
      </mrow>
    </mrow>
    <annotation encoding="StarMath 5.0">%Ux211C = %rho cdot v cdot D cdot %mu </annotation>
  </semantics>
</math>
</file>

<file path=Object 24/content.xml><?xml version="1.0" encoding="utf-8"?>
<math xmlns="http://www.w3.org/1998/Math/MathML" display="block">
  <semantics>
    <mrow>
      <mi mathvariant="italic">We</mi>
      <mo stretchy="false">=</mo>
      <mfrac>
        <mrow>
          <mi mathvariant="normal">ρ</mi>
          <mo stretchy="false">⋅</mo>
          <msup>
            <mi>v</mi>
            <mn>2</mn>
          </msup>
          <mo stretchy="false">⋅</mo>
          <mi>l</mi>
        </mrow>
        <mi mathvariant="normal">σ</mi>
      </mfrac>
    </mrow>
    <annotation encoding="StarMath 5.0">We  = %rho cdot v^2 cdot l over %sigma </annotation>
  </semantics>
</math>
</file>

<file path=Object 2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i>M</mi>
          <mo stretchy="false">⋅</mo>
          <msup>
            <mi>T</mi>
            <mrow>
              <mo stretchy="false">−</mo>
              <mn>2</mn>
            </mrow>
          </msup>
        </mrow>
      </mfrac>
      <mo stretchy="false">=</mo>
      <mn>1</mn>
    </mrow>
    <annotation encoding="StarMath 5.0">( M cdot L^-3 ) cdot ( L cdot T^-1 )^2 cdot (L) over { M cdot T^-2 } = 1</annotation>
  </semantics>
</math>
</file>

<file path=Object 26/content.xml><?xml version="1.0" encoding="utf-8"?>
<math xmlns="http://www.w3.org/1998/Math/MathML" display="block">
  <semantics>
    <mrow>
      <mi mathvariant="italic">Fr</mi>
      <mo stretchy="false">=</mo>
      <mfrac>
        <mi>v</mi>
        <msqrt>
          <mrow>
            <mi>g</mi>
            <mo stretchy="false">⋅</mo>
            <mi>l</mi>
          </mrow>
        </msqrt>
      </mfrac>
    </mrow>
    <annotation encoding="StarMath 5.0">Fr  = v over sqrt{g cdot l} </annotation>
  </semantics>
</math>
</file>

<file path=Object 27/content.xml><?xml version="1.0" encoding="utf-8"?>
<math xmlns="http://www.w3.org/1998/Math/MathML" display="block">
  <semantics>
    <mrow>
      <mfrac>
        <mrow>
          <mi>L</mi>
          <mo stretchy="false">⋅</mo>
          <msup>
            <mi>T</mi>
            <mrow>
              <mo stretchy="false">−</mo>
              <mn>1</mn>
            </mrow>
          </msup>
        </mrow>
        <msqrt>
          <mrow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o stretchy="false">⋅</mo>
            <mrow>
              <mo fence="true" stretchy="false">(</mo>
              <mrow>
                <mi>L</mi>
              </mrow>
              <mo fence="true" stretchy="false">)</mo>
            </mrow>
          </mrow>
        </msqrt>
      </mfrac>
      <mo stretchy="false">=</mo>
      <mn>1</mn>
    </mrow>
    <annotation encoding="StarMath 5.0">L cdot T^-1 over { sqrt{ (L cdot T^-2) cdot (L) } } = 1</annotation>
  </semantics>
</math>
</file>

<file path=Object 28/content.xml><?xml version="1.0" encoding="utf-8"?>
<math xmlns="http://www.w3.org/1998/Math/MathML" display="block">
  <semantics>
    <mfrac>
      <mrow>
        <mi>m</mi>
        <mo stretchy="false">⋅</mo>
        <msup>
          <mi>t</mi>
          <mn>2</mn>
        </msup>
        <mo stretchy="false">⋅</mo>
        <mi>G</mi>
      </mrow>
      <msup>
        <mi>R</mi>
        <mn>3</mn>
      </msup>
    </mfrac>
    <annotation encoding="StarMath 5.0">m cdot t^2 cdot G over R^3</annotation>
  </semantics>
</math>
</file>

<file path=Object 29/content.xml><?xml version="1.0" encoding="utf-8"?>
<math xmlns="http://www.w3.org/1998/Math/MathML" display="block">
  <semantics>
    <mrow>
      <mfrac>
        <mrow>
          <mrow>
            <mo fence="true" stretchy="false">(</mo>
            <mrow>
              <mi>M</mi>
            </mrow>
            <mo fence="true" stretchy="false">)</mo>
          </mrow>
          <mo stretchy="false">⋅</mo>
          <mrow>
            <mo fence="true" stretchy="false">(</mo>
            <mrow>
              <msup>
                <mi>T</mi>
                <mn>2</mn>
              </msup>
            </mrow>
            <mo fence="true" stretchy="false">)</mo>
          </mrow>
          <mo stretchy="false">⋅</mo>
          <mrow>
            <mo fence="true" stretchy="false">(</mo>
            <mrow>
              <mrow>
                <msup>
                  <mi>M</mi>
                  <mrow>
                    <mo stretchy="false">−</mo>
                    <mn>1</mn>
                  </mrow>
                </msup>
                <mo stretchy="false">⋅</mo>
                <msup>
                  <mi>L</mi>
                  <mn>3</mn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row>
          <mo fence="true" stretchy="false">(</mo>
          <mrow>
            <msup>
              <mi>L</mi>
              <mn>3</mn>
            </msup>
          </mrow>
          <mo fence="true" stretchy="false">)</mo>
        </mrow>
      </mfrac>
      <mo stretchy="false">=</mo>
      <mn>1</mn>
    </mrow>
    <annotation encoding="StarMath 5.0">( M ) cdot ( T^2 ) cdot ( M^-1 cdot L^3 cdot T^-2 ) over ( L^3 ) = 1</annotation>
  </semantics>
</math>
</file>

<file path=Object 3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30/content.xml><?xml version="1.0" encoding="utf-8"?>
<math xmlns="http://www.w3.org/1998/Math/MathML" display="block">
  <semantics>
    <mfrac>
      <mrow>
        <mi mathvariant="normal">σ</mi>
        <mo stretchy="false">⋅</mo>
        <mi>l</mi>
      </mrow>
      <mi>k</mi>
    </mfrac>
    <annotation encoding="StarMath 5.0"> %sigma cdot l over k</annotation>
  </semantics>
</math>
</file>

<file path=Object 3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M</mi>
                  <mo stretchy="false">⋅</mo>
                  <msup>
                    <mi>L</mi>
                    <mrow>
                      <mo stretchy="false">−</mo>
                      <mn>1</mn>
                    </mrow>
                  </msup>
                </mrow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1 T^-2 ) cdot ( L ) over ( M cdot T^-2 ) = 1</annotation>
  </semantics>
</math>
</file>

<file path=Object 32/content.xml><?xml version="1.0" encoding="utf-8"?>
<math xmlns="http://www.w3.org/1998/Math/MathML" display="block">
  <semantics>
    <mfrac>
      <mrow>
        <mover accent="true">
          <mi>m</mi>
          <mo stretchy="false">˙</mo>
        </mover>
        <mo stretchy="false">⋅</mo>
        <mover accent="true">
          <mi>P</mi>
          <mo stretchy="false">˙</mo>
        </mover>
      </mrow>
      <mi>F</mi>
    </mfrac>
    <annotation encoding="StarMath 5.0">dot m cdot dot P over F </annotation>
  </semantics>
</math>
</file>

<file path=Object 33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34/content.xml><?xml version="1.0" encoding="utf-8"?>
<math xmlns="http://www.w3.org/1998/Math/MathML" display="block">
  <semantics>
    <mover accent="true">
      <mi>P</mi>
      <mo stretchy="false">˙</mo>
    </mover>
    <annotation encoding="StarMath 5.0">dot P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frac>
      <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row>
        <mo fence="true" stretchy="false">(</mo>
        <mrow>
          <mrow>
            <mi>M</mi>
            <mo stretchy="false">⋅</mo>
            <mi>L</mi>
            <mo stretchy="false">⋅</mo>
            <msup>
              <mi>T</mi>
              <mrow>
                <mo stretchy="false">−</mo>
                <mn>2</mn>
              </mrow>
            </msup>
          </mrow>
        </mrow>
        <mo fence="true" stretchy="false">)</mo>
      </mrow>
    </mfrac>
    <annotation encoding="StarMath 5.0">( M cdot T^-1 ) cdot ( L cdot T^-1 ) over ( M cdot L cdot T^-2 )</annotation>
  </semantics>
</math>
</file>

<file path=Object 37/content.xml><?xml version="1.0" encoding="utf-8"?>
<math xmlns="http://www.w3.org/1998/Math/MathML" display="block">
  <semantics>
    <mrow>
      <mrow>
        <mi mathvariant="normal">γ</mi>
        <mo stretchy="false">=</mo>
        <mi mathvariant="italic">peso</mi>
      </mrow>
      <mi mathvariant="italic">especifico</mi>
    </mrow>
    <annotation encoding="StarMath 5.0"> %gamma = peso especifico</annotation>
  </semantics>
</math>
</file>

<file path=Object 38/content.xml><?xml version="1.0" encoding="utf-8"?>
<math xmlns="http://www.w3.org/1998/Math/MathML" display="block">
  <semantics>
    <mrow>
      <mrow>
        <mi mathvariant="normal">σ</mi>
        <mo stretchy="false">=</mo>
        <mi mathvariant="italic">tensão</mi>
      </mrow>
      <mi mathvariant="italic">de</mi>
      <mi mathvariant="italic">escoamento</mi>
      <mi mathvariant="italic">ou</mi>
      <mi mathvariant="italic">de</mi>
      <mi mathvariant="italic">ruptura</mi>
    </mrow>
    <annotation encoding="StarMath 5.0"> %sigma = tensão de escoamento ou de ruptura</annotation>
  </semantics>
</math>
</file>

<file path=Object 39/content.xml><?xml version="1.0" encoding="utf-8"?>
<math xmlns="http://www.w3.org/1998/Math/MathML" display="block">
  <semantics>
    <mrow>
      <mrow>
        <mi>k</mi>
        <mo stretchy="false">=</mo>
        <mi mathvariant="italic">constante</mi>
      </mrow>
      <mi mathvariant="italic">elástica</mi>
      <mi mathvariant="italic">do</mi>
      <mi mathvariant="italic">material</mi>
    </mrow>
    <annotation encoding="StarMath 5.0">k = constante elástica do material</annotation>
  </semantics>
</math>
</file>

<file path=Object 4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40/content.xml><?xml version="1.0" encoding="utf-8"?>
<math xmlns="http://www.w3.org/1998/Math/MathML" display="block">
  <semantics>
    <mrow>
      <mi>l</mi>
      <mo stretchy="false">=</mo>
      <mi mathvariant="italic">comprimento</mi>
    </mrow>
    <annotation encoding="StarMath 5.0">l = comprimento</annotation>
  </semantics>
</math>
</file>

<file path=Object 41/content.xml><?xml version="1.0" encoding="utf-8"?>
<math xmlns="http://www.w3.org/1998/Math/MathML" display="block">
  <semantics>
    <mrow>
      <mtable>
        <mtr>
          <mtd>
            <mrow/>
          </mtd>
          <mtd>
            <mi mathvariant="normal">γ</mi>
          </mtd>
          <mtd>
            <mi mathvariant="normal">σ</mi>
          </mtd>
          <mtd>
            <mi>k</mi>
          </mtd>
          <mtd>
            <mi>l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</mtr>
      </mtable>
      <mo stretchy="false">⇒</mo>
      <mrow>
        <mo fence="true" stretchy="true">{</mo>
        <mrow>
          <mtable>
            <mtr>
              <mtd>
                <mrow>
                  <mrow>
                    <mo stretchy="false">+</mo>
                    <mn>0</mn>
                  </mrow>
                  <mi>w</mi>
                </mrow>
              </mtd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+</mo>
                    <mn>1</mn>
                  </mrow>
                  <mi>y</mi>
                </mrow>
              </mtd>
              <mtd>
                <mrow>
                  <mrow>
                    <mo stretchy="false">+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+</mo>
                    <mn>1</mn>
                  </mrow>
                  <mi>w</mi>
                </mrow>
              </mtd>
              <mtd>
                <mrow>
                  <mrow>
                    <mo stretchy="false">+</mo>
                    <mn>1</mn>
                  </mrow>
                  <mi>x</mi>
                </mrow>
              </mtd>
              <mtd>
                <mrow>
                  <mrow>
                    <mo stretchy="false">−</mo>
                    <mn>3</mn>
                  </mrow>
                  <mi>y</mi>
                </mrow>
              </mtd>
              <mtd>
                <mrow>
                  <mrow>
                    <mo stretchy="false">−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i>w</mi>
                </mrow>
              </mtd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+</mo>
                    <mn>0</mn>
                  </mrow>
                  <mi>y</mi>
                </mrow>
              </mtd>
              <mtd>
                <mrow>
                  <mrow>
                    <mo stretchy="false">−</mo>
                    <mn>2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matrix{
	nospace{} # %gamma # %sigma #  k #  l ##
	M #   0    #      0 #  1 #  1 ##
	L #   1    #      1 # -3 # -1 ##
	T #  -1    #      0 #  0 # -2 } drarrow left lbrace
matrix{
	+0w#+0x#+1y#+1z#nospace{}=0##
	+1w#+1x#-3y#-1z#nospace{}=0##
	-1w#+0x#+0y#-2z#nospace{}=0} right rbrace 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sub>
                  <mi>X</mi>
                  <mn>1,</mn>
                </msub>
              </mtd>
              <mtd>
                <msub>
                  <mi>X</mi>
                  <mn>2,</mn>
                </msub>
              </mtd>
              <mtd>
                <msub>
                  <mi>X</mi>
                  <mn>3,</mn>
                </msub>
              </mtd>
              <mtd>
                <msub>
                  <mi>X</mi>
                  <mn>4</mn>
                </msub>
              </mtd>
            </mtr>
          </mtable>
        </mrow>
        <mo fence="true" stretchy="false">)</mo>
      </mrow>
      <mo stretchy="false">=</mo>
      <mrow>
        <mrow>
          <msub>
            <mi>X</mi>
            <mn>3</mn>
          </msub>
          <mo stretchy="false">⋅</mo>
          <mrow>
            <mo fence="true" stretchy="false">(</mo>
            <mrow>
              <mtable>
                <mtr>
                  <mtd>
                    <mn>1</mn>
                  </mtd>
                  <mtd>
                    <mrow>
                      <mo stretchy="false">−</mo>
                      <mn>2</mn>
                    </mrow>
                  </mtd>
                  <mtd>
                    <mn>1</mn>
                  </mtd>
                  <mtd>
                    <mn>0</mn>
                  </mtd>
                </mtr>
              </mtable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table>
                <mtr>
                  <mtd>
                    <mn>1</mn>
                  </mtd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false">)</mo>
          </mrow>
        </mrow>
      </mrow>
    </mrow>
    <annotation encoding="StarMath 5.0">(matrix{X_1, # X_2, # X_3, # X_4}) = X_3 cdot ( matrix{1# -2# 1# 0} ) + X_4 cdot ( matrix{1# -1# 0# 1} )</annotation>
  </semantics>
</math>
</file>

<file path=Object 43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row>
          <mi mathvariant="normal">γ</mi>
          <mo stretchy="false">⋅</mo>
          <mi>k</mi>
        </mrow>
        <msup>
          <mi mathvariant="normal">σ</mi>
          <mn>2</mn>
        </msup>
      </mfrac>
    </mrow>
    <annotation encoding="StarMath 5.0">%pi_1 = %gamma cdot k over %sigma^2</annotation>
  </semantics>
</math>
</file>

<file path=Object 44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row>
          <mi mathvariant="normal">γ</mi>
          <mo stretchy="false">⋅</mo>
          <mi>l</mi>
        </mrow>
        <mi mathvariant="normal">σ</mi>
      </mfrac>
    </mrow>
    <annotation encoding="StarMath 5.0">%pi_2 = %gamma cdot l over %sigma</annotation>
  </semantics>
</math>
</file>

<file path=Object 4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M</mi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1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n>2</mn>
        </msup>
      </mfrac>
      <mo stretchy="false">=</mo>
      <mn>1</mn>
    </mrow>
    <annotation encoding="StarMath 5.0">( M cdot L^-2 cdot T^-2) cdot ( M cdot T^-2 ) over ( M cdot L^-1 cdot T^-2 )^2 = 1</annotation>
  </semantics>
</math>
</file>

<file path=Object 4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left [
	matrix{
	0#      0 #  1 #  1 # 0##
	1#      1 # -3 # -1 # 0##
	-1 #      0 #  0 # -2 # 0 } right ] sim

left [ matrix{
	1 # 0 # -1 # -1 # 0 ##
	0 # 1 # 2 # 1 # 0 ##
	0 # 0 # 0 # 0 # 0}  right ]</annotation>
  </semantics>
</math>
</file>

<file path=Object 4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2 cdot T^-2) cdot ( L ) over ( M cdot L^-1 cdot T^-2 ) = 1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54/content.xml><?xml version="1.0" encoding="utf-8"?>
<math xmlns="http://www.w3.org/1998/Math/MathML" display="block">
  <semantics>
    <mrow>
      <mi mathvariant="normal">E</mi>
      <mo stretchy="false">=</mo>
      <mfrac>
        <mrow>
          <mi mathvariant="normal">ρ</mi>
          <mo stretchy="false">⋅</mo>
          <msup>
            <mi>v</mi>
            <mn>2</mn>
          </msup>
        </mrow>
        <mi mathvariant="normal">σ</mi>
      </mfrac>
    </mrow>
    <annotation encoding="StarMath 5.0">%Ux0045 = %rho cdot v^2 over %sigma</annotation>
  </semantics>
</math>
</file>

<file path=Object 5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3 ) cdot ( L cdot T^-1 )^2 over  ( M cdot L^-1 cdot T^-2 ) = 1</annotation>
  </semantics>
</math>
</file>

<file path=Object 58/content.xml><?xml version="1.0" encoding="utf-8"?>
<math xmlns="http://www.w3.org/1998/Math/MathML" display="block">
  <semantics>
    <mrow>
      <mi mathvariant="normal">ρ</mi>
      <mo stretchy="false">=</mo>
      <mi mathvariant="italic">densidade</mi>
    </mrow>
    <annotation encoding="StarMath 5.0">%rho = densidade</annotation>
  </semantics>
</math>
</file>

<file path=Object 59/content.xml><?xml version="1.0" encoding="utf-8"?>
<math xmlns="http://www.w3.org/1998/Math/MathML" display="block">
  <semantics>
    <mrow>
      <mi>v</mi>
      <mo stretchy="false">=</mo>
      <mi mathvariant="italic">velocidade</mi>
    </mrow>
    <annotation encoding="StarMath 5.0">v = velocidade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60/content.xml><?xml version="1.0" encoding="utf-8"?>
<math xmlns="http://www.w3.org/1998/Math/MathML" display="block">
  <semantics>
    <mrow>
      <mi mathvariant="normal">σ</mi>
      <mo stretchy="false">=</mo>
      <mi mathvariant="italic">pressão</mi>
    </mrow>
    <annotation encoding="StarMath 5.0">%sigma = pressão</annotation>
  </semantics>
</math>
</file>

<file path=Object 61/content.xml><?xml version="1.0" encoding="utf-8"?>
<math xmlns="http://www.w3.org/1998/Math/MathML" display="block">
  <semantics>
    <mrow>
      <mtable>
        <mtr>
          <mtd>
            <mrow/>
          </mtd>
          <mtd>
            <mi mathvariant="normal">ρ</mi>
          </mtd>
          <mtd>
            <mi mathvariant="normal">σ</mi>
          </mtd>
          <mtd>
            <mi>v</mi>
          </mtd>
        </mtr>
        <mtr>
          <mtd>
            <mi>M</mi>
          </mtd>
          <mtd>
            <mn>1</mn>
          </mtd>
          <mtd>
            <mn>1</mn>
          </mtd>
          <mtd>
            <mn>0</mn>
          </mtd>
        </mtr>
        <mtr>
          <mtd>
            <mi>L</mi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1</mn>
            </mrow>
          </mtd>
        </mtr>
      </mtable>
      <mo stretchy="false">⇒</mo>
      <mrow>
        <mo fence="true" stretchy="true">{</mo>
        <mrow>
          <mtable>
            <mtr>
              <mtd>
                <mrow>
                  <mrow>
                    <mo stretchy="false">+</mo>
                    <mn>1</mn>
                  </mrow>
                  <mi>x</mi>
                </mrow>
              </mtd>
              <mtd>
                <mrow>
                  <mrow>
                    <mo stretchy="false">+</mo>
                    <mn>1</mn>
                  </mrow>
                  <mi>y</mi>
                </mrow>
              </mtd>
              <mtd>
                <mrow>
                  <mrow>
                    <mo stretchy="false">+</mo>
                    <mn>0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−</mo>
                    <mn>3</mn>
                  </mrow>
                  <mi>x</mi>
                </mrow>
              </mtd>
              <mtd>
                <mrow>
                  <mrow>
                    <mo stretchy="false">−</mo>
                    <mn>1</mn>
                  </mrow>
                  <mi>y</mi>
                </mrow>
              </mtd>
              <mtd>
                <mrow>
                  <mrow>
                    <mo stretchy="false">+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−</mo>
                    <mn>2</mn>
                  </mrow>
                  <mi>y</mi>
                </mrow>
              </mtd>
              <mtd>
                <mrow>
                  <mrow>
                    <mo stretchy="false">−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matrix{
	nospace{} # %rho # %sigma # v ##
	M #  1 #  1 #  0 ##
	L # -3 # -1 #  1 ##
	T #  0 # -2 # -1 } drarrow left lbrace
matrix{
	+1x#+1y#+0z#nospace{}=0##
	-3x#-1y#+1z#nospace{}=0##
	+0x#-2y#-1z#nospace{}=0} right rbrace </annotation>
  </semantics>
</math>
</file>

<file path=Object 6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frac bevelled="true">
                  <mrow>
                    <mo stretchy="false">−</mo>
                    <mn>1</mn>
                  </mrow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frac bevelled="true">
                  <mn>1</mn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left [
	matrix{
	 1 #  1 #  0 # 0##
	-3 # -1 #  1 # 0##
	 0 # -2 # -1 # 0 } right ] sim

left [ matrix{
	1 # 0 # -1 wideslash 2 # 0 ##
	0 # 1 #  1 wideslash 2 # 0 ##
	0 # 0 # 0 # 0}  right ]</annotation>
  </semantics>
</math>
</file>

<file path=Object 63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sub>
                  <mi>X</mi>
                  <mn>1,</mn>
                </msub>
              </mtd>
              <mtd>
                <msub>
                  <mi>X</mi>
                  <mn>2,</mn>
                </msub>
              </mtd>
              <mtd>
                <msub>
                  <mi>X</mi>
                  <mn>3</mn>
                </msub>
              </mtd>
            </mtr>
          </mtable>
        </mrow>
        <mo fence="true" stretchy="false">)</mo>
      </mrow>
      <mo stretchy="false">=</mo>
      <mrow>
        <msub>
          <mi>X</mi>
          <mn>3</mn>
        </msub>
        <mo stretchy="false">⋅</mo>
        <mrow>
          <mo fence="true" stretchy="fals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2</mn>
                </mtd>
              </mtr>
            </mtable>
          </mrow>
          <mo fence="true" stretchy="false">)</mo>
        </mrow>
      </mrow>
    </mrow>
    <annotation encoding="StarMath 5.0">(matrix{X_1, # X_2, # X_3}) = X_3 cdot ( matrix{1 # -1 # 2} )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